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B493189F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subtitle">
      <style:graphic-properties draw:fill-color="#ffffff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fo:min-height="3.467cm"/>
    </style:style>
    <style:style style:name="pr4" style:family="presentation" style:parent-style-name="AbstractGreen-outline1">
      <style:graphic-properties fo:min-height="11.929cm"/>
    </style:style>
    <style:style style:name="pr5" style:family="presentation" style:parent-style-name="AbstractGreen-notes">
      <style:graphic-properties draw:fill-color="#ffffff" fo:min-height="14cm"/>
    </style:style>
    <style:style style:name="P1" style:family="paragraph">
      <style:text-properties style:font-name="TeXGyreHeros" fo:font-size="48pt" style:font-size-asian="48pt" style:font-size-complex="48pt"/>
    </style:style>
    <style:style style:name="P2" style:family="paragraph">
      <style:text-properties style:font-name="TeXGyreHeros" fo:font-size="32pt" style:font-size-asian="32pt" style:font-size-complex="32pt"/>
    </style:style>
    <style:style style:name="P3" style:family="paragraph">
      <style:text-properties fo:font-size="29.3999996185303pt"/>
    </style:style>
    <style:style style:name="T1" style:family="text">
      <style:text-properties style:font-name="TeXGyreHeros" fo:font-size="48pt" style:font-size-asian="48pt" style:font-size-complex="48pt"/>
    </style:style>
    <style:style style:name="T2" style:family="text">
      <style:text-properties style:font-name="TeXGyreHeros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draw:frame presentation:style-name="pr1" draw:layer="layout" svg:width="25.2cm" svg:height="16.075cm" svg:x="1.4cm" svg:y="0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draw:frame presentation:style-name="pr1" draw:text-style-name="P1" draw:layer="layout" svg:width="25.2cm" svg:height="16.075cm" svg:x="1.4cm" svg:y="0.8cm" presentation:class="subtitle">
          <draw:text-box>
            <text:p text:style-name="P1"><text:span text:style-name="T1">Why LEAP?</text:span></text:p>
            <text:p text:style-name="P1"><text:span text:style-name="T1"/></text:p>
            <text:p text:style-name="P1"><text:span text:style-name="T1">openSUSE distributions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3" draw:text-style-name="P1" draw:layer="layout" svg:width="25.2cm" svg:height="3.467cm" svg:x="1.4cm" svg:y="0.8cm" presentation:class="title">
          <draw:text-box>
            <text:p text:style-name="P1"><text:span text:style-name="T1">History</text:span></text:p>
          </draw:text-box>
        </draw:frame>
        <draw:frame presentation:style-name="pr4" draw:text-style-name="P2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 text:style-name="P2"><text:span text:style-name="T2">4.2→9.3 non-subscription version released 6–9 months later or as a Personal edition</text:span></text:p>
              </text:list-item>
              <text:list-item>
                <text:p text:style-name="P2"><text:span text:style-name="T2">2005 creation of community edition (10.1→) to run parallel with Enterprise edition (10→)</text:span></text:p>
              </text:list-item>
              <text:list-item>
                <text:p text:style-name="P2"><text:span text:style-name="T2">Establishment of openSUSE Foundation to govern openSUSE distribution</text:span></text:p>
              </text:list-item>
              <text:list-item>
                <text:p text:style-name="P2"><text:span text:style-name="T2">SUSE pays salary of one staff member and donates percentage of annual profits to Found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3" draw:text-style-name="P1" draw:layer="layout" svg:width="25.2cm" svg:height="3.467cm" svg:x="1.4cm" svg:y="0.8cm" presentation:class="title">
          <draw:text-box>
            <text:p text:style-name="P1"><text:span text:style-name="T1">History (continued)</text:span></text:p>
          </draw:text-box>
        </draw:frame>
        <draw:frame presentation:style-name="pr4" draw:text-style-name="P2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 text:style-name="P2"><text:span text:style-name="T2">Open sourcing of SUSE internal tools, e.g. </text:span></text:p>
                <text:list>
                  <text:list-item>
                    <text:p><text:span text:style-name="T2">Open Build Service: automated packaging of software for any distro, deb, rpm and others</text:span></text:p>
                  </text:list-item>
                  <text:list-item>
                    <text:p><text:span text:style-name="T2">SUSEStudio: DIY image creation for personalised distro</text:span></text:p>
                  </text:list-item>
                  <text:list-item>
                    <text:p><text:span text:style-name="T2">OpenQA</text:span></text:p>
                  </text:list-item>
                </text:list>
              </text:list-item>
              <text:list-item>
                <text:p text:style-name="P2"><text:span text:style-name="T2">Large increase in contributors to openSUS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3" draw:text-style-name="P1" draw:layer="layout" svg:width="25.2cm" svg:height="3.467cm" svg:x="1.4cm" svg:y="0.8cm" presentation:class="title">
          <draw:text-box>
            <text:p text:style-name="P1"><text:span text:style-name="T1">By 2012</text:span></text:p>
          </draw:text-box>
        </draw:frame>
        <draw:frame presentation:style-name="pr4" draw:text-style-name="P2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 text:style-name="P2"><text:span text:style-name="T2">openSUSE community repos support KDE (3 and 4), Gnome, Xfce, LXDE and Enlightenment along with ever-increasing range of software</text:span></text:p>
              </text:list-item>
              <text:list-item>
                <text:p text:style-name="P2"><text:span text:style-name="T2">Evergreen support for three years for selected versions of openSUSE</text:span></text:p>
              </text:list-item>
              <text:list-item>
                <text:p text:style-name="P2"><text:span text:style-name="T2">Tumbleweed rolling distribution based on ‘bleeding edge’ code in openSUSE repositori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3" draw:text-style-name="P1" draw:layer="layout" svg:width="25.2cm" svg:height="3.467cm" svg:x="1.4cm" svg:y="0.8cm" presentation:class="title">
          <draw:text-box>
            <text:p text:style-name="P1"><text:span text:style-name="T1">Why change?</text:span></text:p>
          </draw:text-box>
        </draw:frame>
        <draw:frame presentation:style-name="pr4" draw:text-style-name="P2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 text:style-name="P2"><text:span text:style-name="T2">openSUSE drifting away from SUSE so that:</text:span></text:p>
                <text:list>
                  <text:list-item>
                    <text:p><text:span text:style-name="T2">maintenance load increases</text:span></text:p>
                  </text:list-item>
                  <text:list-item>
                    <text:p><text:span text:style-name="T2">its usefulness as a test bed for SUSE is declining</text:span></text:p>
                  </text:list-item>
                  <text:list-item>
                    <text:p><text:span text:style-name="T2">enterprises who try out openSUSE as a prelude to using SUSE find the differences a hindr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3" draw:text-style-name="P1" draw:layer="layout" svg:width="25.2cm" svg:height="3.467cm" svg:x="1.4cm" svg:y="0.8cm" presentation:class="title" presentation:user-transformed="true">
          <draw:text-box>
            <text:p text:style-name="P1"><text:span text:style-name="T1">What now?</text:span></text:p>
          </draw:text-box>
        </draw:frame>
        <draw:frame presentation:style-name="pr4" draw:text-style-name="P2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 text:style-name="P2"><text:span text:style-name="T2">Tumbleweed to host all ‘bleeding edge’ code for SUSE and openSUSE; continues as rolling distribution</text:span></text:p>
              </text:list-item>
              <text:list-item>
                <text:p text:style-name="P2"><text:span text:style-name="T2">LEAP built on same code base as SUSE but with a more recent kernel and applications; released annually around the same time as service packs/new versions of SUS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3" draw:text-style-name="P1" draw:layer="layout" svg:width="25.2cm" svg:height="3.467cm" svg:x="1.4cm" svg:y="0.8cm" presentation:class="title" presentation:user-transformed="true">
          <draw:text-box>
            <text:p text:style-name="P1"><text:span text:style-name="T1">Why LEAP 42.1?</text:span></text:p>
          </draw:text-box>
        </draw:frame>
        <draw:frame presentation:style-name="pr4" draw:text-style-name="P2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 text:style-name="P2"><text:span text:style-name="T2">First SUSE distribution was numbered 4.2 as ‘42 is the answer to everything’</text:span></text:p>
              </text:list-item>
              <text:list-item>
                <text:p text:style-name="P2"><text:span text:style-name="T2">‘</text:span><text:span text:style-name="T2">LEAP’ was chosen by community members and ‘42’ added in homage to SUSE history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3" draw:layer="layout" svg:width="25.2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B493189F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5-11-08T13:10:15.411261978</meta:creation-date>
    <dc:date>2015-11-08T13:48:57.653111827</dc:date>
    <dc:creator>John Hudson</dc:creator>
    <meta:editing-duration>PT8M42S</meta:editing-duration>
    <meta:editing-cycles>6</meta:editing-cycles>
    <meta:generator>LibreOffice/4.3.7.2$Linux_x86 LibreOffice_project/430m0$Build-2</meta:generator>
    <meta:document-statistic meta:object-count="67"/>
  </office:meta>
</office:document-meta>
</file>